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>
      <style:text-properties officeooo:rsid="00072674" officeooo:paragraph-rsid="00072674"/>
    </style:style>
    <style:style style:name="P3" style:family="paragraph" style:parent-style-name="Text_20_body">
      <style:text-properties officeooo:rsid="0007aeb6" officeooo:paragraph-rsid="0007aeb6"/>
    </style:style>
    <style:style style:name="T1" style:family="text">
      <style:text-properties officeooo:rsid="0005932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ffmpeg -i in.mp4 -filter:v "crop=out_w:out_h:x:y" out.mp4</text:span></text:p>
      <text:p text:style-name="P1"><text:span text:style-name="Source_20_Text">ffmpeg -i input.avi -s 720x480 -c:a copy output.mkv</text:span></text:p>
      <text:p text:style-name="Preformatted_20_Text"><text:span text:style-name="Source_20_Text">ffplay -f lavfi \</text:span></text:p>
      <text:p text:style-name="Preformatted_20_Text"><text:span text:style-name="Source_20_Text">"movie=original.mkv[org]; \</text:span></text:p>
      <text:p text:style-name="Preformatted_20_Text"><text:span text:style-name="Source_20_Text"><text:s/>movie=encoded.mkv[enc]; \</text:span></text:p>
      <text:p text:style-name="P1"><text:span text:style-name="Source_20_Text"><text:s/>[org][enc]blend=all_mode=difference"</text:span></text:p>
      <text:p text:style-name="Standard"/>
      <text:p text:style-name="Preformatted_20_Text"><text:span text:style-name="Source_20_Text">ffmpeg -i original.mkv -i encoded.mkv \</text:span></text:p>
      <text:p text:style-name="Preformatted_20_Text"><text:span text:style-name="Source_20_Text">-filter_complex "blend=all_mode=difference" \</text:span></text:p>
      <text:p text:style-name="P1"><text:span text:style-name="Source_20_Text">-c:v libx264 -crf 18 -c:a copy output.mkv</text:span></text:p>
      <text:p text:style-name="Text_20_body"><text:span text:style-name="T1">Using psnr_filter in</text:span> ffmpeg to compare two separate videos:</text:p>
      <text:p text:style-name="P1"><text:span text:style-name="Source_20_Text">ffmpeg -i input_video.mp4 -i reference_video.mp4 -filter_complex "psnr" -f null /dev/null</text:span></text:p>
      <text:p text:style-name="Text_20_body">On Windows replace <text:span text:style-name="Source_20_Text">/dev/null</text:span> with <text:span text:style-name="Source_20_Text">NUL</text:span>.</text:p>
      <text:p text:style-name="Text_20_body">Documentation says that <text:span text:style-name="Source_20_Text">input_video</text:span> will be passed unchanged to <text:span text:style-name="Source_20_Text">output_video</text:span>, and the <text:span text:style-name="Source_20_Text">psnr</text:span> value will be shown on the command line.</text:p>
      <text:p text:style-name="Text_20_body"/>
      <text:p text:style-name="P3">Crop</text:p>
      <text:p text:style-name="P3">ffmpeg -i Beauty1.mp4 -filter:v "crop=900:800" out.mp4</text:p>
      <text:p text:style-name="P3">Scale</text:p>
      <text:p text:style-name="P3">ffmpeg -i out.mp4 -s 720x480 -c:a copy output_crop_scale.mp4</text:p>
      <text:p text:style-name="P2"/>
      <text:p text:style-name="P2">Crop-scale together</text:p>
      <text:p text:style-name="P2">ffmpeg -y -hide_banner -i Beauty1.mp4 -filter:v "crop=900:800,scale=720:480" output_cs.mp4</text:p>
      <text:p text:style-name="P3">pSNR for the two videos</text:p>
      <text:p text:style-name="P2">ffmpeg -i output_cs.mp4 -i output_crop_scale.mp4 -filter_complex "psnr" -f null /dev/null</text:p>
      <text:p text:style-name="P2"/>
      <text:p text:style-name="Standard">ffmpeg -i output_crop_scale.mp4 -i output_cs.mp4 -filter_complex "blend=all_mode=difference" -c:v libx264 -crf 18 -c:a copy diff.mkv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2T14:05:19.754481888</meta:creation-date>
    <dc:date>2022-09-02T16:26:55.165083416</dc:date>
    <meta:editing-duration>PT2H21M33S</meta:editing-duration>
    <meta:editing-cycles>5</meta:editing-cycles>
    <meta:generator>LibreOffice/7.3.5.2$Linux_X86_64 LibreOffice_project/30$Build-2</meta:generator>
    <meta:document-statistic meta:table-count="0" meta:image-count="0" meta:object-count="0" meta:page-count="1" meta:paragraph-count="22" meta:word-count="140" meta:character-count="1134" meta:non-whitespace-character-count="1013"/>
  </office:meta>
</office:document-meta>
</file>